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2.01.2022 10:57: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99431210916120395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659035870238757760" text:style-name="L2">
        <text:list-item>
          <text:p text:style-name="P49">Version 2.1.2 :</text:p>
        </text:list-item>
      </text:list>
      <text:list xml:id="list1765737752800182987" text:style-name="L3">
        <text:list-item>
          <text:list>
            <text:list-item>
              <text:p text:style-name="P50">Localized help : resolved non-functional hyperlink due to API incompatibility introduced by Apache OpenOffice 4.1 (and LibreOffice 4.0).</text:p>
            </text:list-item>
          </text:list>
        </text:list-item>
      </text:list>
      <text:list xml:id="list30824630" text:continue-list="list4659035870238757760" text:style-name="L2">
        <text:list-item>
          <text:p text:style-name="P49">Version 2.1.1 :</text:p>
        </text:list-item>
      </text:list>
      <text:list xml:id="list862918400483257222"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0821604" text:continue-list="list30824630" text:style-name="L2">
        <text:list-item>
          <text:p text:style-name="P49">Version 2.1.0 :</text:p>
        </text:list-item>
      </text:list>
      <text:list xml:id="list372995431775863530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0818762" text:continue-list="list30821604" text:style-name="L2">
        <text:list-item>
          <text:p text:style-name="P49">Version 2.0.0 :</text:p>
        </text:list-item>
      </text:list>
      <text:list xml:id="list335061550390260952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0797820" text:continue-list="list30818762" text:style-name="L2">
        <text:list-item>
          <text:p text:style-name="P49">Version 1.5.3 :</text:p>
        </text:list-item>
      </text:list>
      <text:list xml:id="list8069680217638196788"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10976171650221494"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876083864101826192"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68467486440231926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23162280390533117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5357872182083953"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563330678701781622"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894248479530945312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57347038989454483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65880198965552636"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121514629385538033" text:style-name="L17">
        <text:list-item>
          <text:p text:style-name="P64">Arg1 : <text:span text:style-name="InstructionMacro">String</text:span> : mandatory, type of control used for the button</text:p>
        </text:list-item>
      </text:list>
      <text:list xml:id="list1552773164462850639"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8868965919161639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2105815350420946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094760765188016708"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094018349425951696"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20917500659835213"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73833117715641176"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002954382044893311"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518775680747771253"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44826431133520764"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96127139135156559"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59018224985212053"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0429749571365075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03824296758362605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82056528794861101"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460269235445684698"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654606890075480130"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700547001987540845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18879322881658528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00848115197578964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84406348653718733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80071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5560868130256523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41938910509076462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33133271557805514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5</dc:date>
     <text:p>internal</text:p>
     <text:p>Page2</text:p>
     <text:p/>
    </office:annotation>Paragraph styles</text:p>
      <text:p text:style-name="P28"><office:annotation>
     <dc:creator>BM</dc:creator>
     <dc:date>2008-03-13T00:00:00.55</dc:date>
     <text:p>internal</text:p>
     <text:p>Page7</text:p>
     <text:p/>
    </office:annotation>Hyperlinks</text:p>
      <text:p text:style-name="hlp_5f_paragraph"><text:span text:style-name="T14"><office:annotation>
      <dc:creator>BM</dc:creator>
      <dc:date>2008-03-13T00:00:00.55</dc:date>
      <text:p>internal</text:p>
      <text:p>Page3</text:p>
      <text:p/>
     </office:annotation></text:span><text:span text:style-name="T14">Text formatting</text:span></text:p>
      <text:p text:style-name="P28"><office:annotation>
     <dc:creator>BM</dc:creator>
     <dc:date>2008-03-26T00:00:00.5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6</dc:date>
     <text:p>external</text:p>
     <text:p>text/swriter/main0210.xhp</text:p>
     <text:p/>
    </office:annotation><text:span text:style-name="T14">Preview topic</text:span> </text:p>
      <text:p text:style-name="hlp_5f_paragraph">This hyperlink displays <text:s/><office:annotation>
     <dc:creator>BM</dc:creator>
     <dc:date>2008-03-15T00:00:00.5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810931" text:continue-list="list718879322881658528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797621" text:continue-list="list3080071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7</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57</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57</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30810162" text:continue-list="list3081093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0797227" text:continue-list="list30797621"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081975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080790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yFormat", "to_blank_lines")
			endCommand
   	     
      	endMergeItems      
      
    endMergeInstruction

    beginMergeInstruction("Writer")
      	setMergePoint(".uno:FormatMenu\.uno:PageDialog", "AddAfter", "AddLast") 

      	beginMergeItems
      
        	addSeparator
        	
			beginCommand
	            beginTitles
			 	    setTitle("Indent paragraphs that start with '&gt; '", "en")
			        setTitle("Absätze einrücken, die mit '&gt; ' beginnen", "de")
	            endTitles
	    			setURL("Basic", "pywoo", "yFormat", "indent")
			endCommand
	   	     
      	endMergeItems      
      
    endMergeInstruction

  endOfficeMenuBarMerging




  beginAddonMenu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